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9706d"/>
    </style:style>
    <style:style style:name="ce59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6a6a6" fo:border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light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21" style:family="table-cell" style:parent-style-name="Default">
      <style:table-cell-properties fo:border="0.74pt solid #000000"/>
    </style:style>
    <style:style style:name="ce77" style:family="table-cell" style:parent-style-name="Default">
      <style:table-cell-properties fo:background-color="#f19f9e" style:text-align-source="fix" style:repeat-content="false" fo:border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19f9e" style:text-align-source="fix" style:repeat-content="false" fo:border="0.74pt solid #000000" style:vertical-align="middle">
        <loext:background-complex-color loext:theme-type="accent6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e9706d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74pt solid #000000" fo:background-color="#e9706d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4efb3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e9706d" fo:border-left="none" fo:border-right="0.74pt solid #000000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ackground-color="#ffff00" fo:border-left="none" fo:border-right="0.74pt solid #000000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4efb34"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976cm" loext:decorative="false"/>
      <style:paragraph-properties style:writing-mode="lr-tb"/>
    </style:style>
    <style:style style:name="gr3" style:family="graphic" style:parent-style-name="Note">
      <style:graphic-properties fo:min-height="2.37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ce19"/>
        <table:table-column table:style-name="co3" table:default-cell-style-name="ce14"/>
        <table:table-column table:style-name="co1" table:number-columns-repeated="3" table:default-cell-style-name="ce14"/>
        <table:table-column table:style-name="co1" table:default-cell-style-name="ce22"/>
        <table:table-column table:style-name="co1" table:number-columns-repeated="4" table:default-cell-style-name="ce14"/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table:number-columns-repeated="4"/>
          <table:table-cell table:style-name="Default"/>
          <table:table-cell table:style-name="ce20" table:number-columns-repeated="4"/>
          <table:table-cell table:style-name="Default"/>
          <table:table-cell table:style-name="ce23"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59" office:value-type="string" calcext:value-type="string" table:number-columns-spanned="4" table:number-rows-spanned="1">
            <text:p>Año 1</text:p>
          </table:table-cell>
          <table:covered-table-cell table:number-columns-repeated="3" table:style-name="ce9"/>
          <table:table-cell table:style-name="Default"/>
          <table:table-cell table:style-name="ce59" office:value-type="string" calcext:value-type="string" table:number-columns-spanned="4" table:number-rows-spanned="1">
            <text:p>Año 2</text:p>
          </table:table-cell>
          <table:covered-table-cell table:number-columns-repeated="3" table:style-name="ce9"/>
          <table:table-cell table:style-name="Default"/>
          <table:table-cell table:style-name="ce59" office:value-type="string" calcext:value-type="string" table:number-columns-spanned="4" table:number-rows-spanned="1">
            <text:p>Año 3</text:p>
          </table:table-cell>
          <table:covered-table-cell table:number-columns-repeated="3" table:style-name="ce9"/>
        </table:table-row>
        <table:table-row table:style-name="ro2">
          <table:table-cell table:number-columns-repeated="2"/>
          <table:table-cell table:style-name="ce1" office:value-type="string" calcext:value-type="string">
            <text:p>Acciones</text:p>
          </table:table-cell>
          <table:table-cell/>
          <table:table-cell table:style-name="ce59" office:value-type="string" calcext:value-type="string">
            <text:p>Ingresos</text:p>
          </table:table-cell>
          <table:table-cell table:style-name="ce59" office:value-type="string" calcext:value-type="string">
            <text:p>Coste</text:p>
          </table:table-cell>
          <table:table-cell table:style-name="ce59" office:value-type="string" calcext:value-type="string">
            <text:p>Cobros</text:p>
          </table:table-cell>
          <table:table-cell table:style-name="ce59" office:value-type="string" calcext:value-type="string">
            <text:p>Pagos</text:p>
          </table:table-cell>
          <table:table-cell table:style-name="Default"/>
          <table:table-cell table:style-name="ce59" office:value-type="string" calcext:value-type="string">
            <text:p>Ingresos</text:p>
          </table:table-cell>
          <table:table-cell table:style-name="ce59" office:value-type="string" calcext:value-type="string">
            <text:p>Coste</text:p>
          </table:table-cell>
          <table:table-cell table:style-name="ce59" office:value-type="string" calcext:value-type="string">
            <text:p>Cobros</text:p>
          </table:table-cell>
          <table:table-cell table:style-name="ce59" office:value-type="string" calcext:value-type="string">
            <text:p>Pagos</text:p>
          </table:table-cell>
          <table:table-cell table:style-name="Default"/>
          <table:table-cell table:style-name="ce59" office:value-type="string" calcext:value-type="string">
            <text:p>Ingresos</text:p>
          </table:table-cell>
          <table:table-cell table:style-name="ce59" office:value-type="string" calcext:value-type="string">
            <text:p>Coste</text:p>
          </table:table-cell>
          <table:table-cell table:style-name="ce59" office:value-type="string" calcext:value-type="string">
            <text:p>Cobros</text:p>
          </table:table-cell>
          <table:table-cell table:style-name="ce59" office:value-type="string" calcext:value-type="string">
            <text:p>Pago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. Primas</text:p>
          </table:table-cell>
          <table:table-cell table:number-columns-repeated="2"/>
          <table:table-cell table:formula="of:=2000*6" office:value-type="float" office:value="12000" calcext:value-type="float">
            <text:p>12000</text:p>
          </table:table-cell>
          <table:table-cell/>
          <table:table-cell table:formula="of:=[.F8]" office:value-type="float" office:value="12000" calcext:value-type="float">
            <text:p>12000</text:p>
          </table:table-cell>
          <table:table-cell table:number-columns-repeated="2"/>
          <table:table-cell table:formula="of:=1000*8" office:value-type="float" office:value="8000" calcext:value-type="float">
            <text:p>8000</text:p>
          </table:table-cell>
          <table:table-cell/>
          <table:table-cell table:formula="of:=[.K8]" office:value-type="float" office:value="8000" calcext:value-type="float">
            <text:p>8000</text:p>
          </table:table-cell>
          <table:table-cell table:number-columns-repeated="2"/>
          <table:table-cell table:formula="of:=2800*8" office:value-type="float" office:value="22400" calcext:value-type="float">
            <text:p>22400</text:p>
          </table:table-cell>
          <table:table-cell/>
          <table:table-cell table:formula="of:=[.P8]" office:value-type="float" office:value="22400" calcext:value-type="float">
            <text:p>224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. Primas 2</text:p>
          </table:table-cell>
          <table:table-cell table:number-columns-repeated="2"/>
          <table:table-cell table:formula="of:=1000*7" office:value-type="float" office:value="7000" calcext:value-type="float">
            <text:p>7000</text:p>
          </table:table-cell>
          <table:table-cell table:style-name="ce14"/>
          <table:table-cell table:style-name="ce14" table:formula="of:=[.F9]" office:value-type="float" office:value="7000" calcext:value-type="float">
            <text:p>7000</text:p>
          </table:table-cell>
          <table:table-cell table:number-columns-repeated="2"/>
          <table:table-cell table:formula="of:=1000*8.5" office:value-type="float" office:value="8500" calcext:value-type="float">
            <text:p>8500</text:p>
          </table:table-cell>
          <table:table-cell/>
          <table:table-cell table:formula="of:=[.K9]" office:value-type="float" office:value="8500" calcext:value-type="float">
            <text:p>8500</text:p>
          </table:table-cell>
          <table:table-cell table:number-columns-repeated="2"/>
          <table:table-cell table:formula="of:=2000*9" office:value-type="float" office:value="18000" calcext:value-type="float">
            <text:p>18000</text:p>
          </table:table-cell>
          <table:table-cell/>
          <table:table-cell table:formula="of:=[.P9]" office:value-type="float" office:value="18000" calcext:value-type="float">
            <text:p>18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gresos por venta</text:p>
          </table:table-cell>
          <table:table-cell/>
          <table:table-cell table:formula="of:=250*700" office:value-type="float" office:value="175000" calcext:value-type="float">
            <text:p>175000</text:p>
          </table:table-cell>
          <table:table-cell/>
          <table:table-cell table:style-name="ce15" table:formula="of:=[.E10]/2" office:value-type="float" office:value="87500" calcext:value-type="float">
            <office:annotation draw:style-name="gr1" svg:width="2.899cm" svg:height="1.799cm" svg:x="18.812cm" svg:y="2.712cm" draw:caption-point-x="-0.61cm" draw:caption-point-y="1.51cm">
              <dc:creator>Autoría desconocida</dc:creator>
              <dc:date>2025-02-18T00:00:00</dc:date>
              <text:p>Cobra la mitad de los ingresos el año 2</text:p>
            </office:annotation>
            <text:p>87500</text:p>
          </table:table-cell>
          <table:table-cell table:style-name="ce14"/>
          <table:table-cell/>
          <table:table-cell table:formula="of:=1500*270" office:value-type="float" office:value="405000" calcext:value-type="float">
            <text:p>405000</text:p>
          </table:table-cell>
          <table:table-cell/>
          <table:table-cell table:style-name="ce78" table:formula="of:=[.J10]+[.G10]" office:value-type="float" office:value="492500" calcext:value-type="float">
            <office:annotation draw:style-name="gr2" svg:width="2.899cm" svg:height="2.176cm" svg:x="31.099cm" svg:y="2.712cm" draw:caption-point-x="-0.61cm" draw:caption-point-y="1.51cm">
              <dc:creator>Autoría desconocida</dc:creator>
              <dc:date>2025-02-18T00:00:00</dc:date>
              <text:p>Paga la segunda mitad de los ingresos por venta del año 1: 87500€</text:p>
            </office:annotation>
            <text:p>492500</text:p>
          </table:table-cell>
          <table:table-cell table:number-columns-repeated="2"/>
          <table:table-cell table:formula="of:=1300*281" office:value-type="float" office:value="365300" calcext:value-type="float">
            <text:p>365300</text:p>
          </table:table-cell>
          <table:table-cell/>
          <table:table-cell table:formula="of:=[.O10]" office:value-type="float" office:value="365300" calcext:value-type="float">
            <text:p>3653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gresos por venta 2</text:p>
          </table:table-cell>
          <table:table-cell/>
          <table:table-cell table:formula="of:=400*260" office:value-type="float" office:value="104000" calcext:value-type="float">
            <text:p>104000</text:p>
          </table:table-cell>
          <table:table-cell/>
          <table:table-cell table:style-name="ce16" table:formula="of:=[.E11]/2" office:value-type="float" office:value="52000" calcext:value-type="float">
            <office:annotation draw:style-name="gr1" svg:width="2.899cm" svg:height="1.799cm" svg:x="18.812cm" svg:y="3.199cm" draw:caption-point-x="-0.61cm" draw:caption-point-y="1.51cm">
              <dc:creator>Autoría desconocida</dc:creator>
              <dc:date>2025-02-18T00:00:00</dc:date>
              <text:p>Se cobra la mitad el año 2</text:p>
            </office:annotation>
            <text:p>52000</text:p>
          </table:table-cell>
          <table:table-cell table:style-name="ce14"/>
          <table:table-cell/>
          <table:table-cell table:formula="of:=1000*273" office:value-type="float" office:value="273000" calcext:value-type="float">
            <text:p>273000</text:p>
          </table:table-cell>
          <table:table-cell/>
          <table:table-cell table:style-name="ce77" table:formula="of:=[.J11]+[.G11]" office:value-type="float" office:value="325000" calcext:value-type="float">
            <office:annotation draw:style-name="gr2" svg:width="2.899cm" svg:height="2.176cm" svg:x="31.099cm" svg:y="3.199cm" draw:caption-point-x="-0.61cm" draw:caption-point-y="1.51cm">
              <dc:creator>Autoría desconocida</dc:creator>
              <dc:date>2025-02-18T00:00:00</dc:date>
              <text:p>Paga la segunda mitad de los ingresos por venta del año 1: 5200€</text:p>
            </office:annotation>
            <text:p>325000</text:p>
          </table:table-cell>
          <table:table-cell table:number-columns-repeated="2"/>
          <table:table-cell table:formula="of:=1200*282" office:value-type="float" office:value="338400" calcext:value-type="float">
            <text:p>338400</text:p>
          </table:table-cell>
          <table:table-cell/>
          <table:table-cell table:formula="of:=[.O11]" office:value-type="float" office:value="338400" calcext:value-type="float">
            <text:p>3384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gresos por venta 3</text:p>
          </table:table-cell>
          <table:table-cell/>
          <table:table-cell table:formula="of:=400*262" office:value-type="float" office:value="104800" calcext:value-type="float">
            <text:p>104800</text:p>
          </table:table-cell>
          <table:table-cell/>
          <table:table-cell table:style-name="ce16" table:formula="of:=[.E12]/2" office:value-type="float" office:value="52400" calcext:value-type="float">
            <office:annotation draw:style-name="gr1" svg:width="2.899cm" svg:height="1.799cm" svg:x="18.812cm" svg:y="3.686cm" draw:caption-point-x="-0.61cm" draw:caption-point-y="1.51cm">
              <dc:creator>Autoría desconocida</dc:creator>
              <dc:date>2025-02-18T00:00:00</dc:date>
              <text:p>Se cobra la mitad el año 2</text:p>
            </office:annotation>
            <text:p>52400</text:p>
          </table:table-cell>
          <table:table-cell table:style-name="ce18"/>
          <table:table-cell/>
          <table:table-cell table:formula="of:=500*275" office:value-type="float" office:value="137500" calcext:value-type="float">
            <text:p>137500</text:p>
          </table:table-cell>
          <table:table-cell/>
          <table:table-cell table:style-name="ce77" table:formula="of:=[.J12]+[.G12]" office:value-type="float" office:value="189900" calcext:value-type="float">
            <office:annotation draw:style-name="gr2" svg:width="2.899cm" svg:height="2.176cm" svg:x="31.099cm" svg:y="3.686cm" draw:caption-point-x="-0.61cm" draw:caption-point-y="1.51cm">
              <dc:creator>Autoría desconocida</dc:creator>
              <dc:date>2025-02-18T00:00:00</dc:date>
              <text:p>Paga la segunda mitad de los ingresos por venta del año 1: 52400€</text:p>
            </office:annotation>
            <text:p>189900</text:p>
          </table:table-cell>
          <table:table-cell table:number-columns-repeated="2"/>
          <table:table-cell table:formula="of:=1600*285" office:value-type="float" office:value="456000" calcext:value-type="float">
            <text:p>456000</text:p>
          </table:table-cell>
          <table:table-cell/>
          <table:table-cell table:formula="of:=[.O12]" office:value-type="float" office:value="456000" calcext:value-type="float">
            <text:p>456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gresos por venta 4</text:p>
          </table:table-cell>
          <table:table-cell table:number-columns-repeated="3"/>
          <table:table-cell table:style-name="ce14" table:number-columns-repeated="2"/>
          <table:table-cell table:number-columns-repeated="6"/>
          <table:table-cell table:formula="of:=700*286" office:value-type="float" office:value="200200" calcext:value-type="float">
            <text:p>200200</text:p>
          </table:table-cell>
          <table:table-cell/>
          <table:table-cell table:formula="of:=[.O13]" office:value-type="float" office:value="200200" calcext:value-type="float">
            <text:p>2002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lquiler</text:p>
          </table:table-cell>
          <table:table-cell table:number-columns-repeated="2"/>
          <table:table-cell table:formula="of:=700*12" office:value-type="float" office:value="8400" calcext:value-type="float">
            <text:p>8400</text:p>
          </table:table-cell>
          <table:table-cell table:style-name="ce14"/>
          <table:table-cell table:style-name="ce16" table:formula="of:=[.F14]/2" office:value-type="float" office:value="4200" calcext:value-type="float">
            <office:annotation draw:style-name="gr1" svg:width="2.899cm" svg:height="1.799cm" svg:x="21.07cm" svg:y="4.66cm" draw:caption-point-x="-0.61cm" draw:caption-point-y="1.51cm">
              <dc:creator>Autoría desconocida</dc:creator>
              <dc:date>2025-02-18T00:00:00</dc:date>
              <text:p>Paga la mitad del alquiler el año 2</text:p>
            </office:annotation>
            <text:p>4200</text:p>
          </table:table-cell>
          <table:table-cell table:number-columns-repeated="2"/>
          <table:table-cell table:formula="of:=600*6" office:value-type="float" office:value="3600" calcext:value-type="float">
            <text:p>3600</text:p>
          </table:table-cell>
          <table:table-cell/>
          <table:table-cell table:style-name="ce77" table:formula="of:=[.K14]+[.H14]" office:value-type="float" office:value="7800" calcext:value-type="float">
            <office:annotation draw:style-name="gr1" svg:width="2.899cm" svg:height="1.799cm" svg:x="33.357cm" svg:y="4.66cm" draw:caption-point-x="-0.61cm" draw:caption-point-y="1.51cm">
              <dc:creator>Autoría desconocida</dc:creator>
              <dc:date>2025-02-18T00:00:00</dc:date>
              <text:p>Paga la segunda mitad del alquiler del año 1: 4200€</text:p>
            </office:annotation>
            <text:p>7800</text:p>
          </table:table-cell>
          <table:table-cell table:number-columns-repeated="2"/>
          <table:table-cell table:formula="of:=1050*12" office:value-type="float" office:value="12600" calcext:value-type="float">
            <text:p>12600</text:p>
          </table:table-cell>
          <table:table-cell/>
          <table:table-cell table:formula="of:=[.P14]" office:value-type="float" office:value="12600" calcext:value-type="float">
            <text:p>126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mortización Edificio</text:p>
          </table:table-cell>
          <table:table-cell table:number-columns-repeated="2"/>
          <table:table-cell table:formula="of:=15000/3" office:value-type="float" office:value="5000" calcext:value-type="float">
            <text:p>5000</text:p>
          </table:table-cell>
          <table:table-cell/>
          <table:table-cell table:style-name="ce10" table:formula="of:=15000/2" office:value-type="float" office:value="7500" calcext:value-type="float">
            <office:annotation draw:style-name="gr1" svg:width="2.899cm" svg:height="1.799cm" svg:x="21.07cm" svg:y="5.146cm" draw:caption-point-x="-0.61cm" draw:caption-point-y="1.51cm">
              <dc:creator>Autoría desconocida</dc:creator>
              <dc:date>2025-02-18T00:00:00</dc:date>
              <text:p>Paga la amortización los años 1 y 2. Dura 3 años</text:p>
            </office:annotation>
            <text:p>7500</text:p>
          </table:table-cell>
          <table:table-cell/>
          <table:table-cell table:style-name="ce5"/>
          <table:table-cell table:style-name="ce5" table:formula="of:=[.F15]" office:value-type="float" office:value="5000" calcext:value-type="float">
            <text:p>5000</text:p>
          </table:table-cell>
          <table:table-cell table:style-name="ce5"/>
          <table:table-cell table:style-name="ce77" table:formula="of:=[.H15]" office:value-type="float" office:value="7500" calcext:value-type="float">
            <office:annotation draw:style-name="gr1" svg:width="2.899cm" svg:height="1.799cm" svg:x="33.357cm" svg:y="5.146cm" draw:caption-point-x="-0.61cm" draw:caption-point-y="1.51cm">
              <dc:creator>Autoría desconocida</dc:creator>
              <dc:date>2025-02-18T00:00:00</dc:date>
              <text:p>Paga la segunda mitad de la amortización del año 1: 7500€</text:p>
            </office:annotation>
            <text:p>7500</text:p>
          </table:table-cell>
          <table:table-cell table:style-name="ce19"/>
          <table:table-cell table:style-name="ce5"/>
          <table:table-cell table:style-name="ce77" table:formula="of:=[.K15]" office:value-type="float" office:value="5000" calcext:value-type="float">
            <office:annotation draw:style-name="gr1" svg:width="2.899cm" svg:height="1.799cm" svg:x="40.131cm" svg:y="5.146cm" draw:caption-point-x="-0.61cm" draw:caption-point-y="1.51cm">
              <dc:creator>Autoría desconocida</dc:creator>
              <dc:date>2025-02-18T00:00:00</dc:date>
              <text:p>Última amortización del edificio en coste: 5000€</text:p>
            </office:annotation>
            <text:p>5000</text:p>
          </table:table-cell>
          <table:table-cell table:style-name="ce5"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Amortización Maquinaria</text:p>
          </table:table-cell>
          <table:table-cell table:number-columns-repeated="2"/>
          <table:table-cell table:style-name="ce10" table:formula="of:=[$Préstamo.F4]/3" office:value-type="float" office:value="2500" calcext:value-type="float">
            <office:annotation draw:style-name="gr1" svg:width="2.899cm" svg:height="1.799cm" svg:x="16.554cm" svg:y="5.633cm" draw:caption-point-x="-0.61cm" draw:caption-point-y="1.51cm">
              <dc:creator>Autoría desconocida</dc:creator>
              <dc:date>2025-02-18T00:00:00</dc:date>
              <text:p>Amortización de la maquinaria dividida en los años existentes</text:p>
            </office:annotation>
            <text:p>2500</text:p>
          </table:table-cell>
          <table:table-cell table:style-name="ce14"/>
          <table:table-cell table:style-name="ce10" table:formula="of:=[$Préstamo.F14]" office:value-type="float" office:value="2626.02875431823" calcext:value-type="float">
            <office:annotation draw:style-name="gr1" svg:width="2.899cm" svg:height="1.799cm" svg:x="21.07cm" svg:y="5.633cm" draw:caption-point-x="-0.61cm" draw:caption-point-y="1.51cm">
              <dc:creator>Autoría desconocida</dc:creator>
              <dc:date>2025-02-18T00:00:00</dc:date>
              <text:p>Se pagan todos los años la maquinaria por la anualidad</text:p>
            </office:annotation>
            <text:p>2626,02875431823</text:p>
          </table:table-cell>
          <table:table-cell table:number-columns-repeated="2"/>
          <table:table-cell table:style-name="ce77" table:formula="of:=[.F16]" office:value-type="float" office:value="2500" calcext:value-type="float">
            <text:p>2500</text:p>
          </table:table-cell>
          <table:table-cell/>
          <table:table-cell table:style-name="ce77" table:formula="of:=[.H16]" office:value-type="float" office:value="2626.02875431823" calcext:value-type="float">
            <text:p>2626,02875431823</text:p>
          </table:table-cell>
          <table:table-cell table:number-columns-repeated="2"/>
          <table:table-cell table:style-name="ce77" table:formula="of:=10000+[.F16]" office:value-type="float" office:value="12500" calcext:value-type="float">
            <office:annotation draw:style-name="gr3" svg:width="2.899cm" svg:height="2.571cm" svg:x="40.131cm" svg:y="5.633cm" draw:caption-point-x="-0.61cm" draw:caption-point-y="1.51cm">
              <dc:creator>Autoría desconocida</dc:creator>
              <dc:date>2025-02-18T00:00:00</dc:date>
              <text:p>Sumada la amortización anual de la maquinaria desde el año 1: 2500€</text:p>
            </office:annotation>
            <text:p>12500</text:p>
          </table:table-cell>
          <table:table-cell/>
          <table:table-cell table:style-name="ce77" table:formula="of:=10000+[$Préstamo.F22]" office:value-type="float" office:value="12626.0287543182" calcext:value-type="float">
            <office:annotation draw:style-name="gr2" svg:width="2.899cm" svg:height="2.176cm" svg:x="44.646cm" svg:y="5.633cm" draw:caption-point-x="-0.61cm" draw:caption-point-y="1.51cm">
              <dc:creator>Autoría desconocida</dc:creator>
              <dc:date>2025-02-18T00:00:00</dc:date>
              <text:p>Sumado el pago anual de la maquinaria desde el año 1: 2626,02875€</text:p>
            </office:annotation>
            <text:p>12626,028754318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ueldos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14"/>
          <table:table-cell table:style-name="ce14" table:formula="of:=[.F17]" office:value-type="float" office:value="2000" calcext:value-type="float">
            <text:p>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table:formula="of:=[.K17]" office:value-type="float" office:value="2000" calcext:value-type="float">
            <text:p>2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table:formula="of:=[.P17]" office:value-type="float" office:value="10000" calcext:value-type="float">
            <text:p>10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eguridad Social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4"/>
          <table:table-cell table:style-name="ce14" table:formula="of:=[.F18]" office:value-type="float" office:value="200" calcext:value-type="float">
            <text:p>2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formula="of:=[.K18]" office:value-type="float" office:value="400" calcext:value-type="float">
            <text:p>40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P18]" office:value-type="float" office:value="650" calcext:value-type="float">
            <text:p>65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uministro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14"/>
          <table:table-cell table:style-name="ce14" table:formula="of:=[.F19]" office:value-type="float" office:value="400" calcext:value-type="float">
            <text:p>4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formula="of:=[.K19]" office:value-type="float" office:value="500" calcext:value-type="float">
            <text:p>500</text:p>
          </table:table-cell>
          <table:table-cell/>
          <table:table-cell table:style-name="ce24"/>
          <table:table-cell office:value-type="float" office:value="450" calcext:value-type="float">
            <text:p>450</text:p>
          </table:table-cell>
          <table:table-cell/>
          <table:table-cell table:formula="of:=[.P19]" office:value-type="float" office:value="450" calcext:value-type="float">
            <text:p>45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terés Maquinaria</text:p>
          </table:table-cell>
          <table:table-cell table:number-columns-repeated="2"/>
          <table:table-cell table:formula="of:=[$Préstamo.H20]" office:value-type="float" office:value="187.5" calcext:value-type="float">
            <text:p>187,5</text:p>
          </table:table-cell>
          <table:table-cell table:number-columns-repeated="4"/>
          <table:table-cell table:formula="of:=[$Préstamo.H21]" office:value-type="float" office:value="126.536781142044" calcext:value-type="float">
            <text:p>126,536781142044</text:p>
          </table:table-cell>
          <table:table-cell table:number-columns-repeated="4"/>
          <table:table-cell table:formula="of:=[$Préstamo.H22]" office:value-type="float" office:value="64.0494818126397" calcext:value-type="float">
            <text:p>64,049481812639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eguro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table:formula="of:=[.F21]" office:value-type="float" office:value="900" calcext:value-type="float">
            <text:p>900</text:p>
          </table:table-cell>
          <table:table-cell table:number-columns-repeated="2"/>
          <table:table-cell table:style-name="ce17" office:value-type="float" office:value="3000" calcext:value-type="float">
            <office:annotation draw:style-name="gr1" svg:width="2.899cm" svg:height="1.799cm" svg:x="28.842cm" svg:y="8.004cm" draw:caption-point-x="-0.61cm" draw:caption-point-y="1.51cm">
              <dc:creator>Autoría desconocida</dc:creator>
              <dc:date>2025-02-19T11:16:00</dc:date>
              <text:p>Seguro con duración de dos años</text:p>
            </office:annotation>
            <text:p>3000</text:p>
          </table:table-cell>
          <table:table-cell/>
          <table:table-cell table:formula="of:=[.K21]*2" office:value-type="float" office:value="6000" calcext:value-type="float">
            <text:p>6000</text:p>
          </table:table-cell>
          <table:table-cell table:number-columns-repeated="2"/>
          <table:table-cell table:style-name="ce16" table:formula="of:=[.K21]" office:value-type="float" office:value="3000" calcext:value-type="float">
            <office:annotation draw:style-name="gr1" svg:width="2.899cm" svg:height="1.799cm" svg:x="40.131cm" svg:y="8.004cm" draw:caption-point-x="-0.61cm" draw:caption-point-y="1.51cm">
              <dc:creator>Autoría desconocida</dc:creator>
              <dc:date>2025-02-18T00:00:00</dc:date>
              <text:p>Sumada segunda mitad del seguro del año 2: 3000€</text:p>
            </office:annotation>
            <text:p>3000</text:p>
          </table:table-cell>
          <table:table-cell/>
          <table:table-cell table:style-name="ce21"/>
        </table:table-row>
        <table:table-row table:style-name="ro3">
          <table:table-cell table:number-columns-repeated="2"/>
          <table:table-cell office:value-type="string" calcext:value-type="string">
            <text:p>Publicidad</text:p>
          </table:table-cell>
          <table:table-cell table:number-columns-repeated="2"/>
          <table:table-cell table:style-name="ce11" table:formula="of:=800/2" office:value-type="float" office:value="400" calcext:value-type="float">
            <office:annotation draw:style-name="gr1" svg:width="2.899cm" svg:height="1.799cm" svg:x="16.554cm" svg:y="8.491cm" draw:caption-point-x="-0.61cm" draw:caption-point-y="1.51cm">
              <dc:creator>Autoría desconocida</dc:creator>
              <dc:date>2025-02-18T00:00:00</dc:date>
              <text:p>Dura dos años y paga todo el año 2</text:p>
            </office:annotation>
            <text:p>400</text:p>
          </table:table-cell>
          <table:table-cell/>
          <table:table-cell table:style-name="ce15"/>
          <table:table-cell/>
          <table:table-cell table:style-name="ce21"/>
          <table:table-cell table:formula="of:=[.F22]" office:value-type="float" office:value="400" calcext:value-type="float">
            <text:p>400</text:p>
          </table:table-cell>
          <table:table-cell/>
          <table:table-cell table:style-name="ce77" table:formula="of:=[.K22]*2" office:value-type="float" office:value="800" calcext:value-type="float">
            <office:annotation draw:style-name="gr1" svg:width="2.899cm" svg:height="1.799cm" svg:x="33.357cm" svg:y="8.491cm" draw:caption-point-x="-0.61cm" draw:caption-point-y="1.51cm">
              <dc:creator>Autoría desconocida</dc:creator>
              <dc:date>2025-02-18T00:00:00</dc:date>
              <text:p>Paga el total de la publicidad del año 1: 800€</text:p>
            </office:annotation>
            <text:p>8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table:formula="of:=[.P22]" office:value-type="float" office:value="1500" calcext:value-type="float">
            <text:p>15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uota autónomo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formula="of:=[.F23]" office:value-type="float" office:value="3600" calcext:value-type="float">
            <text:p>3600</text:p>
          </table:table-cell>
          <table:table-cell table:number-columns-repeated="2"/>
          <table:table-cell office:value-type="float" office:value="3700" calcext:value-type="float">
            <text:p>3700</text:p>
          </table:table-cell>
          <table:table-cell/>
          <table:table-cell table:formula="of:=[.K23]" office:value-type="float" office:value="3700" calcext:value-type="float">
            <text:p>3700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/>
          <table:table-cell table:formula="of:=[.P23]" office:value-type="float" office:value="3800" calcext:value-type="float">
            <text:p>38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gresos financieros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table:style-name="ce17" table:formula="of:=[.E24]/2" office:value-type="float" office:value="750" calcext:value-type="float">
            <office:annotation draw:style-name="gr1" svg:width="2.899cm" svg:height="1.799cm" svg:x="18.812cm" svg:y="9.464cm" draw:caption-point-x="-0.61cm" draw:caption-point-y="1.51cm">
              <dc:creator>Autoría desconocida</dc:creator>
              <dc:date>2025-02-18T00:00:00</dc:date>
              <text:p>Se cobra entre los años 1 y 3</text:p>
            </office:annotation>
            <text:p>750</text:p>
          </table:table-cell>
          <table:table-cell table:number-columns-repeated="2"/>
          <table:table-cell office:value-type="float" office:value="5420" calcext:value-type="float">
            <text:p>5420</text:p>
          </table:table-cell>
          <table:table-cell/>
          <table:table-cell table:formula="of:=[.J24]" office:value-type="float" office:value="5420" calcext:value-type="float">
            <text:p>5420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/>
          <table:table-cell table:style-name="ce77" table:formula="of:=[.O24]+[.G24]" office:value-type="float" office:value="2650" calcext:value-type="float">
            <office:annotation draw:style-name="gr2" svg:width="2.899cm" svg:height="2.176cm" svg:x="42.388cm" svg:y="9.464cm" draw:caption-point-x="-0.61cm" draw:caption-point-y="1.51cm">
              <dc:creator>Autoría desconocida</dc:creator>
              <dc:date>2025-02-18T00:00:00</dc:date>
              <text:p>Sumada la segunda mitad de los ingresos financieros del año 1: 750€</text:p>
            </office:annotation>
            <text:p>265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E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$Inventario.N13]" office:value-type="float" office:value="9652.17391304348" calcext:value-type="float">
            <text:p>9652,17391304348</text:p>
          </table:table-cell>
          <table:table-cell table:number-columns-repeated="4"/>
          <table:table-cell table:formula="of:=[$Inventario.N20]" office:value-type="float" office:value="3736.0248447205" calcext:value-type="float">
            <text:p>3736,024844720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f</text:p>
          </table:table-cell>
          <table:table-cell/>
          <table:table-cell table:formula="of:=[$Inventario.N11]" office:value-type="float" office:value="9652.17391304348" calcext:value-type="float">
            <text:p>9652,17391304348</text:p>
          </table:table-cell>
          <table:table-cell table:number-columns-repeated="4"/>
          <table:table-cell table:formula="of:=[$Inventario.N18]" office:value-type="float" office:value="3736.0248447205" calcext:value-type="float">
            <text:p>3736,0248447205</text:p>
          </table:table-cell>
          <table:table-cell table:number-columns-repeated="4"/>
          <table:table-cell table:formula="of:=[$Inventario.N26]" office:value-type="float" office:value="4500" calcext:value-type="float">
            <text:p>4500</text:p>
          </table:table-cell>
          <table:table-cell table:number-columns-repeated="3"/>
        </table:table-row>
        <table:table-row table:style-name="ro3" table:number-rows-repeated="3">
          <table:table-cell table:number-columns-repeated="18"/>
        </table:table-row>
        <table:table-row table:style-name="ro3" table:number-rows-repeated="3">
          <table:table-cell table:number-columns-repeated="9"/>
          <table:table-cell table:style-name="ce5" table:number-columns-repeated="4"/>
          <table:table-cell table:style-name="ce19"/>
          <table:table-cell table:number-columns-repeated="4"/>
        </table:table-row>
        <table:table-row table:style-name="ro3" table:number-rows-repeated="6">
          <table:table-cell table:number-columns-repeated="9"/>
          <table:table-cell table:style-name="ce5" table:number-columns-repeated="4"/>
          <table:table-cell table:style-name="ce19"/>
          <table:table-cell table:style-name="ce5"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formula="of:=SUM([.E8:.E38])" office:value-type="float" office:value="394952.173913043" calcext:value-type="float">
            <text:p>394952,173913043</text:p>
          </table:table-cell>
          <table:table-cell table:style-name="Default" table:formula="of:=SUM([.F8:.F38])" office:value-type="float" office:value="42587.5" calcext:value-type="float">
            <text:p>42587,5</text:p>
          </table:table-cell>
          <table:table-cell table:style-name="Default" table:formula="of:=SUM([.G8:.G38])" office:value-type="float" office:value="192650" calcext:value-type="float">
            <text:p>192650</text:p>
          </table:table-cell>
          <table:table-cell table:style-name="Default" table:formula="of:=SUM([.H8:.H38])" office:value-type="float" office:value="40426.0287543182" calcext:value-type="float">
            <text:p>40426,0287543182</text:p>
          </table:table-cell>
          <table:table-cell table:style-name="Default"/>
          <table:table-cell table:style-name="Default" table:formula="of:=SUM([.J8:.J38])" office:value-type="float" office:value="824656.024844721" calcext:value-type="float">
            <text:p>824656,024844721</text:p>
          </table:table-cell>
          <table:table-cell table:style-name="Default" table:formula="of:=SUM([.K8:.K38])" office:value-type="float" office:value="47378.7106941855" calcext:value-type="float">
            <text:p>47378,7106941855</text:p>
          </table:table-cell>
          <table:table-cell table:style-name="Default" table:formula="of:=SUM([.L8:.L38])" office:value-type="float" office:value="1012820" calcext:value-type="float">
            <text:p>1012820</text:p>
          </table:table-cell>
          <table:table-cell table:style-name="Default" table:formula="of:=SUM([.M8:.M38])" office:value-type="float" office:value="47826.0287543182" calcext:value-type="float">
            <text:p>47826,0287543182</text:p>
          </table:table-cell>
          <table:table-cell table:style-name="Default"/>
          <table:table-cell table:style-name="Default" table:formula="of:=SUM([.O8:.O38])" office:value-type="float" office:value="1366300" calcext:value-type="float">
            <text:p>1366300</text:p>
          </table:table-cell>
          <table:table-cell table:style-name="Default" table:formula="of:=SUM([.P8:.P38])" office:value-type="float" office:value="93700.0743265331" calcext:value-type="float">
            <text:p>93700,0743265331</text:p>
          </table:table-cell>
          <table:table-cell table:style-name="Default" table:formula="of:=SUM([.Q8:.Q38])" office:value-type="float" office:value="1362550" calcext:value-type="float">
            <text:p>1362550</text:p>
          </table:table-cell>
          <table:table-cell table:style-name="Default" table:formula="of:=SUM([.R8:.R38])" office:value-type="float" office:value="82026.0287543182" calcext:value-type="float">
            <text:p>82026,028754318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6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6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" office:value-type="string" calcext:value-type="string">
            <text:p>Beneficio</text:p>
          </table:table-cell>
          <table:table-cell table:style-name="ce12" table:formula="of:=[.E39]-[.F39]" office:value-type="float" office:value="352364.673913043" calcext:value-type="float">
            <text:p>352364,673913043</text:p>
          </table:table-cell>
          <table:table-cell table:style-name="Default" table:number-columns-repeated="3"/>
          <table:table-cell table:style-name="ce7" office:value-type="string" calcext:value-type="string">
            <text:p>Beneficio</text:p>
          </table:table-cell>
          <table:table-cell table:style-name="ce12" table:formula="of:=[.J39]-[.K39]" office:value-type="float" office:value="777277.314150535" calcext:value-type="float">
            <text:p>777277,314150535</text:p>
          </table:table-cell>
          <table:table-cell table:style-name="Default" table:number-columns-repeated="3"/>
          <table:table-cell table:style-name="ce7" office:value-type="string" calcext:value-type="string">
            <text:p>Beneficio</text:p>
          </table:table-cell>
          <table:table-cell table:style-name="ce12" table:formula="of:=[.O39]-[.P39]" office:value-type="float" office:value="1272599.92567347" calcext:value-type="float">
            <text:p>1272599,92567347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" office:value-type="string" calcext:value-type="string">
            <text:p>Tesorería</text:p>
          </table:table-cell>
          <table:table-cell table:style-name="ce13" table:formula="of:=[.G39]-[.H39]" office:value-type="float" office:value="152223.971245682" calcext:value-type="float">
            <text:p>152223,971245682</text:p>
          </table:table-cell>
          <table:table-cell table:style-name="Default" table:number-columns-repeated="3"/>
          <table:table-cell table:style-name="ce8" office:value-type="string" calcext:value-type="string">
            <text:p>Tesorería</text:p>
          </table:table-cell>
          <table:table-cell table:style-name="ce13" table:formula="of:=[.L39]-[.M39]" office:value-type="float" office:value="964993.971245682" calcext:value-type="float">
            <text:p>964993,971245682</text:p>
          </table:table-cell>
          <table:table-cell table:style-name="Default" table:number-columns-repeated="3"/>
          <table:table-cell table:style-name="ce8" office:value-type="string" calcext:value-type="string">
            <text:p>Tesorería</text:p>
          </table:table-cell>
          <table:table-cell table:style-name="ce13" table:formula="of:=[.Q39]-[.R39]" office:value-type="float" office:value="1280523.97124568" calcext:value-type="float">
            <text:p>1280523,97124568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19" office:value-type="string" calcext:value-type="string">
            <text:p>B1 + B2 + B3</text:p>
          </table:table-cell>
          <table:table-cell table:style-name="Default" table:formula="of:=[.F42]+[.K42]+[.P42]" office:value-type="float" office:value="2402241.91373705" calcext:value-type="float">
            <text:p>2402241,91373705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19" office:value-type="string" calcext:value-type="string">
            <text:p>T1 + T2 + T3</text:p>
          </table:table-cell>
          <table:table-cell table:style-name="Default" table:formula="of:=[.F44]+[.K44]+[.P44]" office:value-type="float" office:value="2397741.91373705" calcext:value-type="float">
            <text:p>2397741,91373705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19" office:value-type="string" calcext:value-type="string">
            <text:p>Diferencia</text:p>
          </table:table-cell>
          <table:table-cell table:style-name="ce19" table:formula="of:=[.K48]-[.K49]" office:value-type="float" office:value="4500" calcext:value-type="float">
            <text:p>4500</text:p>
          </table:table-cell>
          <table:table-cell table:style-name="Default" table:number-columns-repeated="7"/>
        </table:table-row>
      </table:table>
      <table:table table:name="Inventario" table:style-name="ta1">
        <table:table-column table:style-name="co1" table:number-columns-repeated="3" table:default-cell-style-name="Default"/>
        <table:table-column table:style-name="co1" table:default-cell-style-name="ce29"/>
        <table:table-column table:style-name="co1" table:number-columns-repeated="5" table:default-cell-style-name="ce30"/>
        <table:table-column table:style-name="co4" table:default-cell-style-name="ce30"/>
        <table:table-column table:style-name="co1" table:number-columns-repeated="2" table:default-cell-style-name="ce30"/>
        <table:table-column table:style-name="co4" table:default-cell-style-name="ce30"/>
        <table:table-column table:style-name="co1" table:default-cell-style-name="ce30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 table:number-columns-repeated="11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8" office:value-type="string" calcext:value-type="string" table:number-columns-spanned="3" table:number-rows-spanned="1">
            <text:p>Entrada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Salida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Almacén</text:p>
          </table:table-cell>
          <table:covered-table-cell table:number-columns-repeated="2" table:style-name="ce31"/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Fechas</text:p>
          </table:table-cell>
          <table:table-cell table:style-name="ce28" office:value-type="string" calcext:value-type="string">
            <text:p>Concepto</text:p>
          </table:table-cell>
          <table:table-cell table:style-name="ce28" office:value-type="string" calcext:value-type="string">
            <text:p>Unidades</text:p>
          </table:table-cell>
          <table:table-cell table:style-name="ce28" office:value-type="string" calcext:value-type="string">
            <text:p>Precio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Unidades</text:p>
          </table:table-cell>
          <table:table-cell table:style-name="ce28" office:value-type="string" calcext:value-type="string">
            <text:p>Precio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Unidades</text:p>
          </table:table-cell>
          <table:table-cell table:style-name="ce28" office:value-type="string" calcext:value-type="string">
            <text:p>Precio</text:p>
          </table:table-cell>
          <table:table-cell table:style-name="ce28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" table:number-rows-spanned="5">
            <text:p>Año 1</text:p>
          </table:table-cell>
          <table:table-cell office:value-type="string" calcext:value-type="string">
            <text:p>Año 1 (1)</text:p>
          </table:table-cell>
          <table:table-cell office:value-type="string" calcext:value-type="string">
            <text:p>Entrada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formula="of:=[.F7]*[.G7]" office:value-type="float" office:value="12000" calcext:value-type="float">
            <text:p>12000</text:p>
          </table:table-cell>
          <table:table-cell table:number-columns-repeated="3"/>
          <table:table-cell table:formula="of:=[.F7]" office:value-type="float" office:value="2000" calcext:value-type="float">
            <text:p>2000</text:p>
          </table:table-cell>
          <table:table-cell table:formula="of:=[.N7]/[.L7]" office:value-type="float" office:value="6" calcext:value-type="float">
            <text:p>6</text:p>
          </table:table-cell>
          <table:table-cell table:style-name="ce32" table:formula="of:=[.H7]"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M7]" office:value-type="float" office:value="6" calcext:value-type="float">
            <text:p>6</text:p>
          </table:table-cell>
          <table:table-cell table:formula="of:=[.I8]*[.J8]" office:value-type="float" office:value="4200" calcext:value-type="float">
            <text:p>4200</text:p>
          </table:table-cell>
          <table:table-cell table:formula="of:=[.L7]-[.I8]" office:value-type="float" office:value="1300" calcext:value-type="float">
            <text:p>1300</text:p>
          </table:table-cell>
          <table:table-cell table:formula="of:=[.N8]/[.L8]" office:value-type="float" office:value="6" calcext:value-type="float">
            <text:p>6</text:p>
          </table:table-cell>
          <table:table-cell table:style-name="ce33" table:formula="of:=[.N7]-[.K8]" office:value-type="float" office:value="7800" calcext:value-type="float">
            <text:p>78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3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formula="of:=[.F9]*[.G9]" office:value-type="float" office:value="7000" calcext:value-type="float">
            <text:p>7000</text:p>
          </table:table-cell>
          <table:table-cell table:number-columns-repeated="3"/>
          <table:table-cell table:formula="of:=[.L8]+[.F9]" office:value-type="float" office:value="2300" calcext:value-type="float">
            <text:p>2300</text:p>
          </table:table-cell>
          <table:table-cell table:formula="of:=[.N9]/[.L9]" office:value-type="float" office:value="6.43478260869565" calcext:value-type="float">
            <text:p>6,43478260869565</text:p>
          </table:table-cell>
          <table:table-cell table:style-name="ce32" table:formula="of:=[.N8]+[.H9]" office:value-type="float" office:value="14800" calcext:value-type="float">
            <text:p>148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M9]" office:value-type="float" office:value="6.43478260869565" calcext:value-type="float">
            <text:p>6,43478260869565</text:p>
          </table:table-cell>
          <table:table-cell table:formula="of:=[.I10]*[.J10]" office:value-type="float" office:value="2573.91304347826" calcext:value-type="float">
            <text:p>2573,91304347826</text:p>
          </table:table-cell>
          <table:table-cell table:formula="of:=[.L9]-[.I10]" office:value-type="float" office:value="1900" calcext:value-type="float">
            <text:p>1900</text:p>
          </table:table-cell>
          <table:table-cell table:formula="of:=[.N10]/[.L10]" office:value-type="float" office:value="6.43478260869563" calcext:value-type="float">
            <text:p>6,43478260869563</text:p>
          </table:table-cell>
          <table:table-cell table:style-name="ce32" table:formula="of:=[.N9]-[.K10]" office:value-type="float" office:value="12226.0869565217" calcext:value-type="float">
            <text:p>12226,0869565217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M10]" office:value-type="float" office:value="6.43478260869563" calcext:value-type="float">
            <text:p>6,43478260869563</text:p>
          </table:table-cell>
          <table:table-cell table:formula="of:=[.I11]*[.J11]" office:value-type="float" office:value="2573.91304347825" calcext:value-type="float">
            <text:p>2573,91304347825</text:p>
          </table:table-cell>
          <table:table-cell table:formula="of:=[.L10]-[.I11]" office:value-type="float" office:value="1500" calcext:value-type="float">
            <text:p>1500</text:p>
          </table:table-cell>
          <table:table-cell table:formula="of:=[.N11]/[.L11]" office:value-type="float" office:value="6.43478260869565" calcext:value-type="float">
            <text:p>6,43478260869565</text:p>
          </table:table-cell>
          <table:table-cell table:style-name="ce34" table:formula="of:=[.N10]-[.K11]" office:value-type="float" office:value="9652.17391304348" calcext:value-type="float">
            <text:p>9652,17391304348</text:p>
          </table:table-cell>
          <table:table-cell table:style-name="ce40" office:value-type="string" calcext:value-type="string">
            <text:p>Ef Año 1</text:p>
          </table:table-cell>
        </table:table-row>
        <table:table-row table:style-name="ro1">
          <table:table-cell table:number-columns-repeated="13"/>
          <table:table-cell table:style-name="ce32"/>
          <table:table-cell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Año 2 (5)</text:p>
          </table:table-cell>
          <table:table-cell table:number-columns-repeated="7"/>
          <table:table-cell table:formula="of:=[.L11]" office:value-type="float" office:value="1500" calcext:value-type="float">
            <text:p>1500</text:p>
          </table:table-cell>
          <table:table-cell table:formula="of:=[.M11]" office:value-type="float" office:value="6.43478260869565" calcext:value-type="float">
            <text:p>6,43478260869565</text:p>
          </table:table-cell>
          <table:table-cell table:style-name="ce35" table:formula="of:=[.N11]" office:value-type="float" office:value="9652.17391304348" calcext:value-type="float">
            <text:p>9652,17391304348</text:p>
          </table:table-cell>
          <table:table-cell table:style-name="ce41" office:value-type="string" calcext:value-type="string">
            <text:p>Ei Año 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6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.F14]*[.G14]" office:value-type="float" office:value="8000" calcext:value-type="float">
            <text:p>8000</text:p>
          </table:table-cell>
          <table:table-cell table:number-columns-repeated="3"/>
          <table:table-cell table:formula="of:=[.L13]+[.F14]" office:value-type="float" office:value="2500" calcext:value-type="float">
            <text:p>2500</text:p>
          </table:table-cell>
          <table:table-cell table:formula="of:=[.N14]/[.L14]" office:value-type="float" office:value="7.0608695652174" calcext:value-type="float">
            <text:p>7,0608695652174</text:p>
          </table:table-cell>
          <table:table-cell table:style-name="ce32" table:formula="of:=[.N13]+[.H14]" office:value-type="float" office:value="17652.1739130435" calcext:value-type="float">
            <text:p>17652,173913043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7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8.5" calcext:value-type="float">
            <text:p>8,5</text:p>
          </table:table-cell>
          <table:table-cell table:formula="of:=[.F15]*[.G15]" office:value-type="float" office:value="8500" calcext:value-type="float">
            <text:p>8500</text:p>
          </table:table-cell>
          <table:table-cell table:number-columns-repeated="3"/>
          <table:table-cell table:formula="of:=[.L14]+[.F15]" office:value-type="float" office:value="3500" calcext:value-type="float">
            <text:p>3500</text:p>
          </table:table-cell>
          <table:table-cell table:formula="of:=[.N15]/[.L15]" office:value-type="float" office:value="7.472049689441" calcext:value-type="float">
            <text:p>7,472049689441</text:p>
          </table:table-cell>
          <table:table-cell table:style-name="ce32" table:formula="of:=[.N14]+[.H15]" office:value-type="float" office:value="26152.1739130435" calcext:value-type="float">
            <text:p>26152,173913043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8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M15]" office:value-type="float" office:value="7.472049689441" calcext:value-type="float">
            <text:p>7,472049689441</text:p>
          </table:table-cell>
          <table:table-cell table:formula="of:=[.I16]*[.J16]" office:value-type="float" office:value="11208.0745341615" calcext:value-type="float">
            <text:p>11208,0745341615</text:p>
          </table:table-cell>
          <table:table-cell table:formula="of:=[.L15]-[.I16]" office:value-type="float" office:value="2000" calcext:value-type="float">
            <text:p>2000</text:p>
          </table:table-cell>
          <table:table-cell table:formula="of:=[.N16]/[.L16]" office:value-type="float" office:value="7.472049689441" calcext:value-type="float">
            <text:p>7,472049689441</text:p>
          </table:table-cell>
          <table:table-cell table:style-name="ce36" table:formula="of:=[.N15]-[.K16]" office:value-type="float" office:value="14944.099378882" calcext:value-type="float">
            <text:p>14944,099378882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9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M16]" office:value-type="float" office:value="7.472049689441" calcext:value-type="float">
            <text:p>7,472049689441</text:p>
          </table:table-cell>
          <table:table-cell table:formula="of:=[.I17]*[.J17]" office:value-type="float" office:value="7472.049689441" calcext:value-type="float">
            <text:p>7472,049689441</text:p>
          </table:table-cell>
          <table:table-cell table:formula="of:=[.L16]-[.I17]" office:value-type="float" office:value="1000" calcext:value-type="float">
            <text:p>1000</text:p>
          </table:table-cell>
          <table:table-cell table:formula="of:=[.N17]/[.L17]" office:value-type="float" office:value="7.47204968944099" calcext:value-type="float">
            <text:p>7,47204968944099</text:p>
          </table:table-cell>
          <table:table-cell table:style-name="ce32" table:formula="of:=[.N16]-[.K17]" office:value-type="float" office:value="7472.04968944099" calcext:value-type="float">
            <text:p>7472,04968944099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10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M17]" office:value-type="float" office:value="7.47204968944099" calcext:value-type="float">
            <text:p>7,47204968944099</text:p>
          </table:table-cell>
          <table:table-cell table:formula="of:=[.I18]*[.J18]" office:value-type="float" office:value="3736.0248447205" calcext:value-type="float">
            <text:p>3736,0248447205</text:p>
          </table:table-cell>
          <table:table-cell table:formula="of:=[.L17]-[.I18]" office:value-type="float" office:value="500" calcext:value-type="float">
            <text:p>500</text:p>
          </table:table-cell>
          <table:table-cell table:formula="of:=[.N18]/[.L18]" office:value-type="float" office:value="7.472049689441" calcext:value-type="float">
            <text:p>7,472049689441</text:p>
          </table:table-cell>
          <table:table-cell table:style-name="ce37" table:formula="of:=[.N17]-[.K18]" office:value-type="float" office:value="3736.0248447205" calcext:value-type="float">
            <text:p>3736,0248447205</text:p>
          </table:table-cell>
          <table:table-cell table:style-name="ce42" office:value-type="string" calcext:value-type="string">
            <text:p>Ef Año 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1" table:number-rows-spanned="7">
            <text:p>Año 3</text:p>
          </table:table-cell>
          <table:table-cell office:value-type="string" calcext:value-type="string">
            <text:p>Año 3 (10)</text:p>
          </table:table-cell>
          <table:table-cell table:number-columns-repeated="7"/>
          <table:table-cell table:formula="of:=[.L18]" office:value-type="float" office:value="500" calcext:value-type="float">
            <text:p>500</text:p>
          </table:table-cell>
          <table:table-cell table:formula="of:=[.M18]" office:value-type="float" office:value="7.472049689441" calcext:value-type="float">
            <text:p>7,472049689441</text:p>
          </table:table-cell>
          <table:table-cell table:style-name="ce38" table:formula="of:=[.N18]" office:value-type="float" office:value="3736.0248447205" calcext:value-type="float">
            <text:p>3736,0248447205</text:p>
          </table:table-cell>
          <table:table-cell table:style-name="ce43" office:value-type="string" calcext:value-type="string">
            <text:p>Ei Año 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1)</text:p>
          </table:table-cell>
          <table:table-cell office:value-type="string" calcext:value-type="string">
            <text:p>Entrada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formula="of:=[.F21]*[.G21]" office:value-type="float" office:value="22400" calcext:value-type="float">
            <text:p>22400</text:p>
          </table:table-cell>
          <table:table-cell table:number-columns-repeated="3"/>
          <table:table-cell table:formula="of:=[.L20]+[.F21]" office:value-type="float" office:value="3300" calcext:value-type="float">
            <text:p>3300</text:p>
          </table:table-cell>
          <table:table-cell office:value-type="string" calcext:value-type="string">
            <text:p>500*7,47 + 2800*8</text:p>
          </table:table-cell>
          <table:table-cell table:formula="of:=[.N20]+[.H21]" office:value-type="float" office:value="26136.0248447205" calcext:value-type="float">
            <text:p>26136,024844720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office:value-type="string" calcext:value-type="string">
            <text:p>500*7,47 + 800*8</text:p>
          </table:table-cell>
          <table:table-cell table:formula="of:=([.L20]*[.M20]+800*[.G21])" office:value-type="float" office:value="10136.0248447205" calcext:value-type="float">
            <text:p>10136,0248447205</text:p>
          </table:table-cell>
          <table:table-cell table:formula="of:=[.L21]-[.I22]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formula="of:=[.N21]-[.K22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3)</text:p>
          </table:table-cell>
          <table:table-cell office:value-type="string" calcext:value-type="string">
            <text:p>Entrada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formula="of:=[.F23]*[.G23]" office:value-type="float" office:value="18000" calcext:value-type="float">
            <text:p>18000</text:p>
          </table:table-cell>
          <table:table-cell table:number-columns-repeated="3"/>
          <table:table-cell table:formula="of:=[.L22]+[.F23]" office:value-type="float" office:value="4000" calcext:value-type="float">
            <text:p>4000</text:p>
          </table:table-cell>
          <table:table-cell office:value-type="string" calcext:value-type="string">
            <text:p>2000*8 + 2000*9</text:p>
          </table:table-cell>
          <table:table-cell table:formula="of:=[.N22]+[.H23]" office:value-type="float" office:value="34000" calcext:value-type="float">
            <text:p>340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string" calcext:value-type="string">
            <text:p>1200*8</text:p>
          </table:table-cell>
          <table:table-cell table:formula="of:=[.I24]*8" office:value-type="float" office:value="9600" calcext:value-type="float">
            <text:p>9600</text:p>
          </table:table-cell>
          <table:table-cell table:formula="of:=[.L23]-[.I24]" office:value-type="float" office:value="2800" calcext:value-type="float">
            <text:p>2800</text:p>
          </table:table-cell>
          <table:table-cell office:value-type="string" calcext:value-type="string">
            <text:p>800*8 + 2000*9</text:p>
          </table:table-cell>
          <table:table-cell table:formula="of:=[.N23]-[.K24]" office:value-type="float" office:value="24400" calcext:value-type="float">
            <text:p>244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string" calcext:value-type="string">
            <text:p>800*8 + 800*9</text:p>
          </table:table-cell>
          <table:table-cell table:formula="of:=800*8+800*9" office:value-type="float" office:value="13600" calcext:value-type="float">
            <text:p>13600</text:p>
          </table:table-cell>
          <table:table-cell table:formula="of:=[.L24]-[.I25]" office:value-type="float" office:value="1200" calcext:value-type="float">
            <text:p>1200</text:p>
          </table:table-cell>
          <table:table-cell office:value-type="string" calcext:value-type="string">
            <text:p>1200*9</text:p>
          </table:table-cell>
          <table:table-cell table:formula="of:=[.N24]-[.K25]" office:value-type="float" office:value="10800" calcext:value-type="float">
            <text:p>108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6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700*9</text:p>
          </table:table-cell>
          <table:table-cell table:formula="of:=700*9" office:value-type="float" office:value="6300" calcext:value-type="float">
            <text:p>6300</text:p>
          </table:table-cell>
          <table:table-cell table:formula="of:=[.L25]-[.I26]" office:value-type="float" office:value="500" calcext:value-type="float">
            <text:p>500</text:p>
          </table:table-cell>
          <table:table-cell office:value-type="string" calcext:value-type="string">
            <text:p>500*9</text:p>
          </table:table-cell>
          <table:table-cell table:style-name="ce39" table:formula="of:=[.N25]-[.K26]" office:value-type="float" office:value="4500" calcext:value-type="float">
            <text:p>4500</text:p>
          </table:table-cell>
          <table:table-cell table:style-name="ce44" office:value-type="string" calcext:value-type="string">
            <text:p>Ef Año 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AN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4" table:number-rows-spanned="1">
            <text:p>VAN 1</text:p>
          </table:table-cell>
          <table:covered-table-cell table:number-columns-repeated="3" table:style-name="ce21"/>
          <table:table-cell table:style-name="ce48" office:value-type="float" office:value="6000" calcext:value-type="float">
            <text:p>6000</text:p>
          </table:table-cell>
          <table:table-cell table:style-name="ce50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28" office:value-type="string" calcext:value-type="string">
            <text:p>Año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Flujos</text:p>
          </table:table-cell>
          <table:table-cell table:number-columns-repeated="2" table:style-name="ce46" office:value-type="float" office:value="2500" calcext:value-type="float">
            <text:p>2500</text:p>
          </table:table-cell>
          <table:table-cell table:style-name="ce46" table:formula="of:=2900+350"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Interés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Cálculos</text:p>
          </table:table-cell>
          <table:table-cell table:style-name="ce46" table:formula="of:=[.F9]/(1+([.F10]/100))" office:value-type="float" office:value="2450.98039215686" calcext:value-type="float">
            <text:p>2450,98039215686</text:p>
          </table:table-cell>
          <table:table-cell table:style-name="ce46" table:formula="of:=[.G9]/((1+([.F10]/100))*(1+([.G10]/100)))" office:value-type="float" office:value="2402.92195309496" calcext:value-type="float">
            <text:p>2402,92195309496</text:p>
          </table:table-cell>
          <table:table-cell table:style-name="ce46" table:formula="of:=[.H9]/((1+([.F10]/100))*(1+([.G10]/100))*(1+([.H10]/100)))" office:value-type="float" office:value="3062.54758727789" calcext:value-type="float">
            <text:p>3062,54758727789</text:p>
          </table:table-cell>
          <table:table-cell table:style-name="ce49" table:formula="of:=-6000+SUM([.F11:.H11])" office:value-type="float" office:value="1916.44993252972" calcext:value-type="float">
            <text:p>1916,44993252972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4" table:number-rows-spanned="1">
            <text:p>VAN 2</text:p>
          </table:table-cell>
          <table:covered-table-cell table:number-columns-repeated="3" table:style-name="ce21"/>
          <table:table-cell table:style-name="ce48" office:value-type="float" office:value="7500" calcext:value-type="float">
            <text:p>7500</text:p>
          </table:table-cell>
          <table:table-cell table:style-name="ce50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28" office:value-type="string" calcext:value-type="string">
            <text:p>Año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Flujos</text:p>
          </table:table-cell>
          <table:table-cell table:style-name="ce46" office:value-type="float" office:value="3850" calcext:value-type="float">
            <text:p>3850</text:p>
          </table:table-cell>
          <table:table-cell table:style-name="ce46" office:value-type="float" office:value="3800" calcext:value-type="float">
            <text:p>3800</text:p>
          </table:table-cell>
          <table:table-cell table:style-name="ce46" table:formula="of:=3800+100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Interés</text:p>
          </table:table-cell>
          <table:table-cell table:number-columns-repeated="3" table:style-name="ce46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Cálculos</text:p>
          </table:table-cell>
          <table:table-cell table:style-name="ce46" table:formula="of:=[.F16]/(1+([.F17]/100))" office:value-type="float" office:value="3719.80676328502" calcext:value-type="float">
            <text:p>3719,80676328502</text:p>
          </table:table-cell>
          <table:table-cell table:style-name="ce46" table:formula="of:=[.G16]/((1+([.F17]/100))*(1+([.G17]/100)))" office:value-type="float" office:value="3547.34066139233" calcext:value-type="float">
            <text:p>3547,34066139233</text:p>
          </table:table-cell>
          <table:table-cell table:style-name="ce46" table:formula="of:=[.H16]/((1+([.F17]/100))*(1+([.G17]/100))*(1+([.H17]/100)))" office:value-type="float" office:value="3517.57655210529" calcext:value-type="float">
            <text:p>3517,57655210529</text:p>
          </table:table-cell>
          <table:table-cell table:style-name="ce49" table:formula="of:=-7500+SUM([.F18:.H18])" office:value-type="float" office:value="3284.72397678264" calcext:value-type="float">
            <text:p>3284,72397678264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5">
          <table:table-cell table:number-columns-repeated="4"/>
          <table:table-cell table:style-name="ce45" office:value-type="string" calcext:value-type="string">
            <text:p>Rentable</text:p>
          </table:table-cell>
          <table:table-cell table:style-name="ce47" table:formula="of:=IF([.I11]&gt;[.I18];&quot;VAN 1&quot;;IF([.I18]&gt;[.I11];&quot;VAN 2&quot;; &quot;Ambas son Rentables&quot;))" office:value-type="string" office:string-value="VAN 2" calcext:value-type="string">
            <text:p>VAN 2</text:p>
          </table:table-cell>
          <table:table-cell table:number-columns-repeated="4"/>
        </table:table-row>
      </table:table>
      <table:table table:name="Préstamo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number-columns-repeated="2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5">
          <table:table-cell table:number-columns-repeated="4"/>
          <table:table-cell table:style-name="ce52" office:value-type="string" calcext:value-type="string">
            <text:p>Capital</text:p>
          </table:table-cell>
          <table:table-cell table:style-name="ce52" table:formula="of:=IF([$VAN.F22]=&quot;VAN 1&quot;;[$VAN.I7];[$VAN.I14])" office:value-type="float" office:value="7500" calcext:value-type="float">
            <text:p>7500</text:p>
          </table:table-cell>
          <table:table-cell table:style-name="ce56" office:value-type="string" calcext:value-type="string">
            <text:p>€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Numerado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Interés</text:p>
          </table:table-cell>
          <table:table-cell table:formula="of:=2.5/100" office:value-type="float" office:value="0.025" calcext:value-type="float">
            <text:p>0,025</text:p>
          </table:table-cell>
          <table:table-cell table:style-name="ce5" table:formula="of:=[.F9]" office:value-type="float" office:value="0.025" calcext:value-type="float">
            <text:p>0,025</text:p>
          </table:table-cell>
          <table:table-cell table:style-name="ce5" table:formula="of:=[.G9]"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Denominador</text:p>
          </table:table-cell>
          <table:table-cell table:formula="of:=1+[.F9]" office:value-type="float" office:value="1.025" calcext:value-type="float">
            <text:p>1,025</text:p>
          </table:table-cell>
          <table:table-cell table:style-name="ce5" table:formula="of:=1+[.G9]" office:value-type="float" office:value="1.025" calcext:value-type="float">
            <text:p>1,025</text:p>
          </table:table-cell>
          <table:table-cell table:style-name="ce5" table:formula="of:=1+[.H9]" office:value-type="float" office:value="1.025" calcext:value-type="float">
            <text:p>1,0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Cálculo Denominador</text:p>
          </table:table-cell>
          <table:table-cell table:formula="of:=[.F10]" office:value-type="float" office:value="1.025" calcext:value-type="float">
            <text:p>1,025</text:p>
          </table:table-cell>
          <table:table-cell table:style-name="ce5" table:formula="of:=[.G10]*[.F11]" office:value-type="float" office:value="1.050625" calcext:value-type="float">
            <text:p>1,050625</text:p>
          </table:table-cell>
          <table:table-cell table:style-name="ce5" table:formula="of:=[.H10]*[.G11]" office:value-type="float" office:value="1.076890625" calcext:value-type="float">
            <text:p>1,0768906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Total</text:p>
          </table:table-cell>
          <table:table-cell table:formula="of:=[.F8]/[.F11]" office:value-type="float" office:value="0.975609756097561" calcext:value-type="float">
            <text:p>0,975609756097561</text:p>
          </table:table-cell>
          <table:table-cell table:style-name="ce5" table:formula="of:=[.G8]/[.G11]" office:value-type="float" office:value="0.951814396192742" calcext:value-type="float">
            <text:p>0,951814396192742</text:p>
          </table:table-cell>
          <table:table-cell table:style-name="ce5" table:formula="of:=[.H8]/[.H11]" office:value-type="float" office:value="0.928599410919749" calcext:value-type="float">
            <text:p>0,928599410919749</text:p>
          </table:table-cell>
          <table:table-cell table:style-name="ce54" table:formula="of:=SUM([.F12:.H12])" office:value-type="float" office:value="2.85602356321005" calcext:value-type="float">
            <text:p>2,85602356321005</text:p>
          </table:table-cell>
          <table:table-cell table:style-name="ce55"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4" office:value-type="string" calcext:value-type="string">
            <text:p>Anualidad</text:p>
          </table:table-cell>
          <table:table-cell table:style-name="ce55" table:formula="of:=[.F4]/[.I12]" office:value-type="float" office:value="2626.02875431823" calcext:value-type="float">
            <text:p>2626,02875431823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8" office:value-type="string" calcext:value-type="string">
            <text:p>Años</text:p>
          </table:table-cell>
          <table:table-cell table:style-name="ce28" office:value-type="string" calcext:value-type="string">
            <text:p>Anualidad</text:p>
          </table:table-cell>
          <table:table-cell table:style-name="ce28" office:value-type="string" calcext:value-type="string">
            <text:p>Interés (%)</text:p>
          </table:table-cell>
          <table:table-cell table:style-name="ce28" office:value-type="string" calcext:value-type="string">
            <text:p>Interés (€)</text:p>
          </table:table-cell>
          <table:table-cell table:style-name="ce28" office:value-type="string" calcext:value-type="string">
            <text:p>Capital devuelto</text:p>
          </table:table-cell>
          <table:table-cell table:style-name="ce28" office:value-type="string" calcext:value-type="string">
            <text:p>Capital Pendiente</text:p>
          </table:table-cell>
        </table:table-row>
        <table:table-row table:style-name="ro1"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number-columns-repeated="3"/>
          <table:table-cell table:style-name="ce5" table:formula="of:=[.$F$4]" office:value-type="float" office:value="7500" calcext:value-type="float">
            <text:p>7500</text:p>
          </table:table-cell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formula="of:=[.$F$9]" office:value-type="float" office:value="0.025" calcext:value-type="float">
            <text:p>0,025</text:p>
          </table:table-cell>
          <table:table-cell table:style-name="ce5" table:formula="of:=[.J19]*[.G20]" office:value-type="float" office:value="187.5" calcext:value-type="float">
            <text:p>187,5</text:p>
          </table:table-cell>
          <table:table-cell table:style-name="ce5" table:formula="of:=[.F20]-[.H20]" office:value-type="float" office:value="2438.52875431823" calcext:value-type="float">
            <text:p>2438,52875431823</text:p>
          </table:table-cell>
          <table:table-cell table:style-name="ce5" table:formula="of:=[.J19]-[.I20]" office:value-type="float" office:value="5061.47124568177" calcext:value-type="float">
            <text:p>5061,47124568177</text:p>
          </table:table-cell>
        </table:table-row>
        <table:table-row table:style-name="ro1"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formula="of:=[.$G$9]" office:value-type="float" office:value="0.025" calcext:value-type="float">
            <text:p>0,025</text:p>
          </table:table-cell>
          <table:table-cell table:style-name="ce5" table:formula="of:=[.J20]*[.G21]" office:value-type="float" office:value="126.536781142044" calcext:value-type="float">
            <text:p>126,536781142044</text:p>
          </table:table-cell>
          <table:table-cell table:style-name="ce5" table:formula="of:=[.F21]-[.H21]" office:value-type="float" office:value="2499.49197317618" calcext:value-type="float">
            <text:p>2499,49197317618</text:p>
          </table:table-cell>
          <table:table-cell table:style-name="ce5" table:formula="of:=[.J20]-[.I21]" office:value-type="float" office:value="2561.97927250559" calcext:value-type="float">
            <text:p>2561,97927250559</text:p>
          </table:table-cell>
        </table:table-row>
        <table:table-row table:style-name="ro1"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formula="of:=[.$H$9]" office:value-type="float" office:value="0.025" calcext:value-type="float">
            <text:p>0,025</text:p>
          </table:table-cell>
          <table:table-cell table:style-name="ce5" table:formula="of:=[.J21]*[.G22]" office:value-type="float" office:value="64.0494818126397" calcext:value-type="float">
            <text:p>64,0494818126397</text:p>
          </table:table-cell>
          <table:table-cell table:style-name="ce5" table:formula="of:=[.F22]-[.H22]" office:value-type="float" office:value="2561.97927250559" calcext:value-type="float">
            <text:p>2561,97927250559</text:p>
          </table:table-cell>
          <table:table-cell table:style-name="ce5" table:formula="of:=[.J21]-[.I2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0:55:40.5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08:38:42.791000000</meta:creation-date>
    <dc:date>2025-02-19T12:17:17.621000000</dc:date>
    <meta:editing-duration>PT3H16M41S</meta:editing-duration>
    <meta:editing-cycles>8</meta:editing-cycles>
    <meta:generator>LibreOffice/7.6.0.3$Windows_X86_64 LibreOffice_project/69edd8b8ebc41d00b4de3915dc82f8f0fc3b6265</meta:generator>
    <meta:document-statistic meta:table-count="4" meta:cell-count="426" meta:object-count="0"/>
  </office:meta>
</office:document-meta>
</file>